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41.75mm"/>
    </style:style>
    <style:style style:name="co7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>
      <style:text-properties style:text-position="" fo:font-size="14pt" style:font-size-asian="14pt" style:font-size-complex="14pt"/>
    </style:style>
    <style:style style:name="ce13" style:family="table-cell" style:parent-style-name="Default" style:data-style-name="N0"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ext-properties style:text-position="" fo:font-size="14pt" style:font-size-asian="14pt" style:font-size-complex="14pt"/>
    </style:style>
    <style:style style:name="ce21" style:family="table-cell" style:parent-style-name="Default" style:data-style-name="N0">
      <style:text-properties style:text-position="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/>
      <table:table table:name="Week 1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Activity </text:p>
          </table:table-cell>
          <table:table-cell table:style-name="ce6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 contr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project pla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etings (external &amp; internal)</text:p>
          </table:table-cell>
          <table:table-cell table:style-name="ce7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ek 2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table:style-name="ce14" office:value-type="float" office:value="0.4" calcext:value-type="float">
            <text:p>0,4</text:p>
          </table:table-cell>
        </table:table-row>
        <table:table-row table:style-name="ro1">
          <table:table-cell table:style-name="ce13" office:value-type="string" calcext:value-type="string">
            <text:p>project plan (writing text)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3">
          <table:table-cell table:style-name="ce13"/>
          <table:table-cell table:style-name="ce14"/>
        </table:table-row>
        <table:table-row table:style-name="ro1">
          <table:table-cell table:style-name="ce13"/>
          <table:table-cell table:style-name="ce14"/>
        </table:table-row>
      </table:table>
      <table:table table:name="Week 3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3" office:value-type="string" calcext:value-type="string">
            <text:p>Design descri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eting (clien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tation preparation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resentation (real)</text:p>
          </table:table-cell>
          <table:table-cell/>
        </table:table-row>
      </table:table>
      <table:table table:name="Week 4" table:style-name="ta1">
        <table:table-column table:style-name="co7" table:default-cell-style-name="ce21"/>
        <table:table-column table:style-name="co2" table:default-cell-style-name="ce23"/>
        <table:table-row table:style-name="ro1">
          <table:table-cell table:style-name="ce19" office:value-type="string" calcext:value-type="string" table:number-columns-spanned="2" table:number-rows-spanned="1">
            <text:p>Reported hours for:</text:p>
          </table:table-cell>
          <table:covered-table-cell table:style-name="Default"/>
        </table:table-row>
        <table:table-row table:style-name="ro2">
          <table:table-cell table:style-name="ce20" office:value-type="string" calcext:value-type="string">
            <text:p>Activity </text:p>
          </table:table-cell>
          <table:table-cell table:style-name="ce20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internal mee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ernal mee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description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 meeting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teering meeting notes</text:p>
          </table:table-cell>
          <table:table-cell office:value-type="string" calcext:value-type="string">
            <text:p>0.5</text:p>
          </table:table-cell>
        </table:table-row>
      </table:table>
      <table:table table:name="Week 5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8" office:value-type="string" calcext:value-type="string">
            <text:p>Activity </text:p>
          </table:table-cell>
          <table:table-cell table:style-name="ce28" office:value-type="string" calcext:value-type="string">
            <text:p>Time (hours)</text:p>
          </table:table-cell>
        </table:table-row>
        <table:table-row table:style-name="ro1">
          <table:table-cell table:style-name="ce29" office:value-type="string" calcext:value-type="string">
            <text:p>internal meeting</text:p>
          </table:table-cell>
          <table:table-cell table:style-name="ce31" office:value-type="float" office:value="5" calcext:value-type="float">
            <text:p>5</text:p>
          </table:table-cell>
        </table:table-row>
        <table:table-row table:style-name="ro1">
          <table:table-cell table:style-name="ce29" office:value-type="string" calcext:value-type="string">
            <text:p>external meeting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29" office:value-type="string" calcext:value-type="string">
            <text:p>design description fixes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presentation pp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eting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llo/GIT/sla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presentation (irl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lementation </text:p>
          </table:table-cell>
          <table:table-cell office:value-type="float" office:value="4" calcext:value-type="float">
            <text:p>4</text:p>
          </table:table-cell>
        </table:table-row>
      </table:table>
      <table:table table:name="Week 6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7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8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9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10" table:style-name="ta1">
        <table:table-column table:style-name="co4" table:default-cell-style-name="ce3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4" office:value-type="string" calcext:value-type="string">
            <text:p>Activity </text:p>
          </table:table-cell>
          <table:table-cell table:style-name="ce4" office:value-type="string" calcext:value-type="string">
            <text:p>Time (hou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107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P0" style:volatile="true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00-00-00</text:date>, <text:time style:data-style-name="N2" text:time-value="12:55:15.307984893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2:45.668945306</meta:creation-date>
    <dc:date>2016-12-11T12:55:20.594387083</dc:date>
    <meta:editing-duration>PT17M44S</meta:editing-duration>
    <meta:editing-cycles>16</meta:editing-cycles>
    <meta:generator>LibreOffice/5.1.4.2$Linux_X86_64 LibreOffice_project/10m0$Build-2</meta:generator>
    <meta:document-statistic meta:table-count="10" meta:cell-count="99" meta:object-count="0"/>
  </office:meta>
</office:document-meta>
</file>